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Preformatted_20_Text">
      <loext:graphic-properties draw:fill="solid" draw:fill-color="#ffffff" draw:opacity="100%"/>
      <style:paragraph-properties fo:break-before="page" fo:background-color="#ffffff"/>
      <style:text-properties fo:color="#000000" style:font-name="Courier New1" fo:font-size="8pt" officeooo:paragraph-rsid="0023ac4e" style:font-size-asian="8pt" style:font-size-complex="8pt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 fo:font-size="8pt" style:font-size-asian="8pt" style:font-size-complex="8pt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 fo:font-size="8pt" officeooo:paragraph-rsid="0023ac4e" style:font-size-asian="8pt" style:font-size-complex="8pt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2" fo:font-size="8pt" style:font-size-asian="8pt" style:font-size-complex="8pt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8pt" style:font-size-asian="8pt" style:font-size-complex="8pt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1" fo:font-size="8pt" style:font-size-asian="8pt" style:font-size-complex="8pt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2" fo:font-size="8pt" style:font-size-asian="8pt" style:font-size-complex="8pt"/>
    </style:style>
    <style:style style:name="P10" style:family="paragraph" style:parent-style-name="Heading_20_1" style:master-page-name="First_20_Page">
      <style:paragraph-properties style:page-number="auto"/>
      <style:text-properties officeooo:rsid="001cee0a" officeooo:paragraph-rsid="001cee0a"/>
    </style:style>
    <style:style style:name="P11" style:family="paragraph" style:parent-style-name="Standard">
      <style:paragraph-properties fo:text-align="start" style:justify-single-word="false"/>
      <style:text-properties fo:color="#000000" style:font-name="Courier New1" fo:font-size="8pt" officeooo:rsid="0029c9bf" style:font-size-asian="8pt" style:font-size-complex="8pt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2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Courier New2" fo:font-style="italic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1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17" style:family="paragraph" style:parent-style-name="Preformatted_20_Text">
      <style:paragraph-properties fo:text-align="start" style:justify-single-word="false" fo:break-before="page"/>
      <style:text-properties fo:color="#000000" style:font-name="Courier New2" fo:font-size="8pt" officeooo:rsid="0029c9bf" style:font-size-asian="8pt" style:font-size-complex="8pt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cee0a"/>
    </style:style>
    <style:style style:name="T4" style:family="text">
      <style:text-properties fo:color="#000080" fo:font-weight="bold"/>
    </style:style>
    <style:style style:name="T5" style:family="text">
      <style:text-properties fo:color="#000080" style:font-name="Courier New2" fo:font-weight="bold"/>
    </style:style>
    <style:style style:name="T6" style:family="text">
      <style:text-properties fo:color="#000080" fo:font-style="italic" fo:font-weight="bold"/>
    </style:style>
    <style:style style:name="T7" style:family="text">
      <style:text-properties fo:color="#808000"/>
    </style:style>
    <style:style style:name="T8" style:family="text">
      <style:text-properties fo:color="#808000" style:font-name="Courier New2"/>
    </style:style>
    <style:style style:name="T9" style:family="text">
      <style:text-properties fo:color="#660e7a" fo:font-weight="bold"/>
    </style:style>
    <style:style style:name="T10" style:family="text">
      <style:text-properties fo:color="#660e7a" style:font-name="Courier New2" fo:font-weight="bold"/>
    </style:style>
    <style:style style:name="T11" style:family="text">
      <style:text-properties fo:color="#660e7a" style:font-name="Courier New2" fo:font-style="italic"/>
    </style:style>
    <style:style style:name="T12" style:family="text">
      <style:text-properties fo:color="#008000" fo:font-weight="bold"/>
    </style:style>
    <style:style style:name="T13" style:family="text">
      <style:text-properties fo:color="#008000" style:font-name="Courier New2" fo:font-weight="bold"/>
    </style:style>
    <style:style style:name="T14" style:family="text">
      <style:text-properties fo:font-style="italic"/>
    </style:style>
    <style:style style:name="T15" style:family="text">
      <style:text-properties fo:color="#808080"/>
    </style:style>
    <style:style style:name="T16" style:family="text">
      <style:text-properties fo:color="#808080" fo:font-style="italic"/>
    </style:style>
    <style:style style:name="T17" style:family="text">
      <style:text-properties fo:color="#808080" style:font-name="Courier New2" fo:font-style="italic"/>
    </style:style>
    <style:style style:name="T18" style:family="text">
      <style:text-properties fo:color="#0000ff"/>
    </style:style>
    <style:style style:name="T19" style:family="text">
      <style:text-properties fo:color="#0000ff" style:font-name="Courier New2"/>
    </style:style>
    <style:style style:name="T20" style:family="text">
      <style:text-properties fo:color="#000000" style:font-name="Courier New2" fo:font-style="italic" officeooo:rsid="001cee0a"/>
    </style:style>
    <style:style style:name="T21" style:family="text">
      <style:text-properties fo:color="#000000" fo:font-size="8pt" style:font-size-asian="8pt" style:font-size-complex="8pt"/>
    </style:style>
    <style:style style:name="T22" style:family="text">
      <style:text-properties style:font-name="Courier New2"/>
    </style:style>
    <style:style style:name="T23" style:family="text">
      <style:text-properties style:font-name="Courier New2" fo:font-style="italic"/>
    </style:style>
    <style:style style:name="T24" style:family="text">
      <style:text-properties style:font-name="Courier New2" fo:font-size="8pt" style:font-size-asian="8pt" style:font-size-complex="8pt"/>
    </style:style>
    <style:style style:name="T25" style:family="text">
      <style:text-properties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78528728" text:style-name="Outline">
        <text:list-item>
          <text:h text:style-name="P10" text:outline-level="1">Form esqueleto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5-8</text:span>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17"><text:span text:style-name="T6">part of </text:span><text:span text:style-name="T14">agenda;</text:span></text:p>
      <text:p text:style-name="P14">///</text:p>
      <text:p text:style-name="P14">/// Autor Máximo Meza C</text:p>
      <text:p text:style-name="P14">/// fecha 20180809</text:p>
      <text:p text:style-name="P14">///Objetivo: Formulario de ingreso de citas</text:p>
      <text:p text:style-name="P14">///</text:p>
      <text:p text:style-name="P14">///</text:p>
      <text:p text:style-name="P12"><text:span text:style-name="T4">class </text:span>FrmAgenda <text:span text:style-name="T4">extends </text:span>StatefulWidget {</text:p>
      <text:p text:style-name="P6"><text:s text:c="2"/><text:span text:style-name="T5">final </text:span><text:span text:style-name="T22">String </text:span><text:span text:style-name="T10">dBkey</text:span><text:span text:style-name="T22">;</text:span></text:p>
      <text:p text:style-name="P6"><text:s text:c="2"/><text:span text:style-name="T5">final </text:span><text:span text:style-name="T22">String </text:span><text:span text:style-name="T10">nombreDB</text:span><text:span text:style-name="T22">;</text:span></text:p>
      <text:p text:style-name="P6"><text:s text:c="2"/><text:span text:style-name="T22">FrmAgenda({</text:span><text:span text:style-name="T5">this</text:span><text:span text:style-name="T22">.</text:span><text:span text:style-name="T10">dBkey</text:span><text:span text:style-name="T22">,</text:span><text:span text:style-name="T5">this</text:span><text:span text:style-name="T22">.</text:span><text:span text:style-name="T10">nombreDB</text:span><text:span text:style-name="T22">}); </text:span><text:span text:style-name="T17">//FrmAgenda({Key key,String DBkey}) : super(key: key);</text:span></text:p>
      <text:p text:style-name="P6"><text:span text:style-name="T15"><text:s text:c="2"/></text:span><text:span text:style-name="T8">@override</text:span></text:p>
      <text:p text:style-name="P6"><text:span text:style-name="T7"><text:s text:c="2"/></text:span><text:span text:style-name="T22">_FrmAgenda createState() =&gt; </text:span><text:span text:style-name="T5">new </text:span><text:span text:style-name="T22">_FrmAgenda();</text:span></text:p>
      <text:p text:style-name="P12">}</text:p>
      <text:p text:style-name="P12"><text:span text:style-name="T4">class </text:span>_FrmAgenda <text:span text:style-name="T4">extends </text:span>State&lt;FrmAgenda&gt; {</text:p>
      <text:p text:style-name="P6"><text:s text:c="2"/><text:span text:style-name="T5">final </text:span><text:span text:style-name="T10">scaffoldKey </text:span><text:span text:style-name="T22">= </text:span><text:span text:style-name="T5">new </text:span><text:span text:style-name="T22">GlobalKey&lt;ScaffoldState&gt;();</text:span></text:p>
      <text:p text:style-name="P6"><text:s text:c="2"/><text:span text:style-name="T5">final </text:span><text:span text:style-name="T10">_formKey </text:span><text:span text:style-name="T22">= </text:span><text:span text:style-name="T5">new </text:span><text:span text:style-name="T22">GlobalKey&lt;FormState&gt;();</text:span></text:p>
      <text:p text:style-name="P6"><text:s text:c="2"/><text:span text:style-name="T22">TextEditingController </text:span><text:span text:style-name="T10">fechaCtrl </text:span><text:span text:style-name="T22">= </text:span><text:span text:style-name="T5">new </text:span><text:span text:style-name="T22">TextEditingController();</text:span></text:p>
      <text:p text:style-name="P6"><text:s text:c="2"/><text:span text:style-name="T22">SoporteFrmAgenda </text:span><text:span text:style-name="T10">sop </text:span><text:span text:style-name="T22">= </text:span><text:span text:style-name="T5">new </text:span><text:span text:style-name="T22">SoporteFrmAgenda();</text:span></text:p>
      <text:p text:style-name="P6"><text:s text:c="2"/><text:span text:style-name="T22">DatosAgenda </text:span><text:span text:style-name="T10">dFrm </text:span><text:span text:style-name="T22">= </text:span><text:span text:style-name="T5">new </text:span><text:span text:style-name="T22">DatosAgenda();</text:span></text:p>
      <text:p text:style-name="P6"><text:s text:c="2"/><text:span text:style-name="T22">mgraficaMensajeria </text:span><text:span text:style-name="T10">mje </text:span><text:span text:style-name="T22">= </text:span><text:span text:style-name="T5">new </text:span><text:span text:style-name="T22">mgraficaMensajeria();</text:span></text:p>
      <text:p text:style-name="P6"><text:s text:c="2"/><text:span text:style-name="T5">final </text:span><text:span text:style-name="T22">TextEditingController </text:span><text:span text:style-name="T10">asuntoCtrl </text:span><text:span text:style-name="T22">= </text:span><text:span text:style-name="T5">new </text:span><text:span text:style-name="T22">TextEditingController();</text:span></text:p>
      <text:p text:style-name="P6"><text:s text:c="2"/><text:span text:style-name="T5">final </text:span><text:span text:style-name="T22">TextEditingController </text:span><text:span text:style-name="T10">notaCtrl </text:span><text:span text:style-name="T22">= </text:span><text:span text:style-name="T5">new </text:span><text:span text:style-name="T22">TextEditingController();</text:span></text:p>
      <text:p text:style-name="P6"><text:s text:c="2"/><text:span text:style-name="T22">bool </text:span><text:span text:style-name="T10">lecturacompleta</text:span><text:span text:style-name="T22">=</text:span><text:span text:style-name="T5">false</text:span><text:span text:style-name="T22">;</text:span></text:p>
      <text:p text:style-name="P6"><text:s text:c="2"/><text:span text:style-name="T22">Future&lt;bool&gt; willPop() </text:span><text:span text:style-name="T5">async </text:span><text:span text:style-name="T22">{</text:span></text:p>
      <text:p text:style-name="P6"><text:s text:c="4"/><text:span text:style-name="T5">final </text:span><text:span text:style-name="T22">FormState form = </text:span><text:span text:style-name="T10">_formKey</text:span><text:span text:style-name="T22">.</text:span><text:span text:style-name="T10">currentState</text:span><text:span text:style-name="T22">;</text:span></text:p>
      <text:p text:style-name="P6"><text:s text:c="4"/><text:span text:style-name="T5">if </text:span><text:span text:style-name="T22">(form == </text:span><text:span text:style-name="T5">null </text:span><text:span text:style-name="T22">|| form.validate())</text:span></text:p>
      <text:p text:style-name="P6"><text:s text:c="6"/><text:span text:style-name="T5">return true</text:span><text:span text:style-name="T22">;</text:span></text:p>
      <text:p text:style-name="P6"><text:s text:c="4"/><text:span text:style-name="T5">return await </text:span><text:span text:style-name="T22">showDialog&lt;bool&gt;(</text:span></text:p>
      <text:p text:style-name="P6"><text:s text:c="6"/><text:span text:style-name="T22">context: </text:span><text:span text:style-name="T10">context</text:span><text:span text:style-name="T22">,</text:span></text:p>
      <text:p text:style-name="P6"><text:s text:c="6"/><text:span text:style-name="T22">builder: (BuildContext context) {</text:span></text:p>
      <text:p text:style-name="P6"><text:s text:c="8"/><text:span text:style-name="T5">return new </text:span><text:span text:style-name="T22">AlertDialog(</text:span></text:p>
      <text:p text:style-name="P6"><text:s text:c="10"/><text:span text:style-name="T22">title: </text:span><text:span text:style-name="T5">const </text:span><text:span text:style-name="T22">Text(</text:span><text:span text:style-name="T13">'Hay errores'</text:span><text:span text:style-name="T22">),</text:span></text:p>
      <text:p text:style-name="P6"><text:s text:c="10"/><text:span text:style-name="T22">content: </text:span><text:span text:style-name="T5">const </text:span><text:span text:style-name="T22">Text(</text:span><text:span text:style-name="T13">'Realmente te vas?'</text:span><text:span text:style-name="T22">),</text:span></text:p>
      <text:p text:style-name="P6"><text:s text:c="10"/><text:span text:style-name="T22">actions: &lt;Widget&gt;[</text:span></text:p>
      <text:p text:style-name="P6"><text:s text:c="12"/><text:span text:style-name="T5">new </text:span><text:span text:style-name="T22">FlatButton(</text:span></text:p>
      <text:p text:style-name="P6"><text:s text:c="14"/><text:span text:style-name="T22">child: </text:span><text:span text:style-name="T5">const </text:span><text:span text:style-name="T22">Text(</text:span><text:span text:style-name="T13">'SI'</text:span><text:span text:style-name="T22">),</text:span></text:p>
      <text:p text:style-name="P6"><text:s text:c="14"/><text:span text:style-name="T22">onPressed: () {</text:span></text:p>
      <text:p text:style-name="P6"><text:s text:c="16"/><text:span text:style-name="T22">Navigator.</text:span><text:span text:style-name="T23">of</text:span><text:span text:style-name="T22">(context).pop(</text:span><text:span text:style-name="T5">true</text:span><text:span text:style-name="T22">);</text:span></text:p>
      <text:p text:style-name="P6"><text:s text:c="14"/><text:span text:style-name="T22">},</text:span></text:p>
      <text:p text:style-name="P6"><text:s text:c="12"/><text:span text:style-name="T22">),</text:span></text:p>
      <text:p text:style-name="P6"><text:s text:c="12"/><text:span text:style-name="T5">new </text:span><text:span text:style-name="T22">FlatButton(</text:span></text:p>
      <text:p text:style-name="P6"><text:s text:c="14"/><text:span text:style-name="T22">child: </text:span><text:span text:style-name="T5">const </text:span><text:span text:style-name="T22">Text(</text:span><text:span text:style-name="T13">'NO'</text:span><text:span text:style-name="T22">),</text:span></text:p>
      <text:p text:style-name="P6"><text:s text:c="14"/><text:span text:style-name="T22">onPressed: () {</text:span></text:p>
      <text:p text:style-name="P6"><text:s text:c="16"/><text:span text:style-name="T22">Navigator.</text:span><text:span text:style-name="T23">of</text:span><text:span text:style-name="T22">(context).pop(</text:span><text:span text:style-name="T5">false</text:span><text:span text:style-name="T22">);</text:span></text:p>
      <text:p text:style-name="P6"><text:s text:c="14"/><text:span text:style-name="T22">},</text:span></text:p>
      <text:p text:style-name="P6"><text:s text:c="12"/><text:span text:style-name="T22">),</text:span></text:p>
      <text:p text:style-name="P6"><text:s text:c="10"/><text:span text:style-name="T22">],</text:span></text:p>
      <text:p text:style-name="P6"><text:s text:c="8"/><text:span text:style-name="T22">);</text:span></text:p>
      <text:p text:style-name="P6"><text:s text:c="6"/><text:span text:style-name="T22">},</text:span></text:p>
      <text:p text:style-name="P6"><text:s text:c="4"/><text:span text:style-name="T22">) ?? </text:span><text:span text:style-name="T5">false</text:span><text:span text:style-name="T22">;</text:span></text:p>
      <text:p text:style-name="P6"><text:s text:c="2"/><text:span text:style-name="T22">}</text:span></text:p>
      <text:p text:style-name="P6"><text:s text:c="2"/><text:span text:style-name="T22">Future&lt;DatosAgenda&gt; cargaCita() </text:span><text:span text:style-name="T5">async </text:span><text:span text:style-name="T22">{</text:span></text:p>
      <text:p text:style-name="P6"><text:soft-page-break/><text:s text:c="4"/><text:span text:style-name="T22">Firestore.</text:span><text:span text:style-name="T11">instance</text:span><text:span text:style-name="T22">.collection(</text:span><text:span text:style-name="T10">widget</text:span><text:span text:style-name="T22">.</text:span><text:span text:style-name="T10">nombreDB</text:span><text:span text:style-name="T22">).document(</text:span><text:span text:style-name="T10">widget</text:span><text:span text:style-name="T22">.</text:span><text:span text:style-name="T10">dBkey</text:span><text:span text:style-name="T22">).get().then((docSnap) {</text:span></text:p>
      <text:p text:style-name="P6"><text:s text:c="6"/><text:span text:style-name="T22">setState(() {</text:span></text:p>
      <text:p text:style-name="P6"><text:s text:c="8"/><text:span text:style-name="T10">dFrm</text:span><text:span text:style-name="T22">.lectura(docSnap.</text:span><text:span text:style-name="T10">data</text:span><text:span text:style-name="T22">);</text:span></text:p>
      <text:p text:style-name="P6"><text:s text:c="8"/><text:span text:style-name="T10">lecturacompleta</text:span><text:span text:style-name="T22">=</text:span><text:span text:style-name="T5">true</text:span><text:span text:style-name="T22">;</text:span></text:p>
      <text:p text:style-name="P6"><text:s text:c="7"/><text:span text:style-name="T5">return </text:span><text:span text:style-name="T10">dFrm</text:span><text:span text:style-name="T22">;</text:span></text:p>
      <text:p text:style-name="P6"><text:s text:c="6"/><text:span text:style-name="T22">});</text:span></text:p>
      <text:p text:style-name="P6"><text:s text:c="4"/><text:span text:style-name="T22">});</text:span></text:p>
      <text:p text:style-name="P6"><text:s text:c="4"/><text:span text:style-name="T5">return null</text:span><text:span text:style-name="T22">;</text:span></text:p>
      <text:p text:style-name="P6"><text:s text:c="4"/><text:span text:style-name="T22">}</text:span></text:p>
      <text:p text:style-name="P6"><text:s text:c="2"/><text:span text:style-name="T5">void </text:span><text:span text:style-name="T22">initState() {</text:span></text:p>
      <text:p text:style-name="P6"><text:s text:c="4"/><text:span text:style-name="T5">super</text:span><text:span text:style-name="T22">.initState();</text:span></text:p>
      <text:p text:style-name="P6"><text:s text:c="4"/><text:span text:style-name="T10">dFrm</text:span><text:span text:style-name="T22">.inicio(</text:span><text:span text:style-name="T10">sop</text:span><text:span text:style-name="T22">);</text:span></text:p>
      <text:p text:style-name="P6"><text:s text:c="4"/><text:span text:style-name="T5">if</text:span><text:span text:style-name="T22">(</text:span><text:span text:style-name="T10">widget</text:span><text:span text:style-name="T22">.</text:span><text:span text:style-name="T10">dBkey</text:span><text:span text:style-name="T22">.</text:span><text:span text:style-name="T10">isNotEmpty</text:span><text:span text:style-name="T22">){</text:span></text:p>
      <text:p text:style-name="P6"><text:s text:c="6"/><text:span text:style-name="T22">cargaCita().then((rta) {</text:span></text:p>
      <text:p text:style-name="P6"><text:s text:c="8"/><text:span text:style-name="T22">setState(() {</text:span></text:p>
      <text:p text:style-name="P6"><text:s text:c="12"/><text:span text:style-name="T5">if</text:span><text:span text:style-name="T22">(rta!=</text:span><text:span text:style-name="T5">null</text:span><text:span text:style-name="T22">)</text:span><text:span text:style-name="T10">dFrm</text:span><text:span text:style-name="T22">=rta;</text:span></text:p>
      <text:p text:style-name="P6"><text:s text:c="8"/><text:span text:style-name="T22">});</text:span></text:p>
      <text:p text:style-name="P6"><text:s text:c="6"/><text:span text:style-name="T22">});</text:span></text:p>
      <text:p text:style-name="P6"><text:s text:c="4"/><text:span text:style-name="T22">} </text:span><text:span text:style-name="T5">else </text:span><text:span text:style-name="T10">lecturacompleta</text:span><text:span text:style-name="T22">=</text:span><text:span text:style-name="T5">true</text:span><text:span text:style-name="T22">;</text:span></text:p>
      <text:p text:style-name="P6"><text:s text:c="2"/><text:span text:style-name="T22">}</text:span></text:p>
      <text:p text:style-name="P6"><text:s text:c="2"/><text:span text:style-name="T17">//aca van los atributos privados</text:span></text:p>
      <text:p text:style-name="P6"><text:span text:style-name="T15"><text:s text:c="2"/></text:span><text:span text:style-name="T5">void </text:span><text:span text:style-name="T22">_submit() {</text:span></text:p>
      <text:p text:style-name="P6"><text:s text:c="4"/><text:span text:style-name="T5">final </text:span><text:span text:style-name="T22">form = </text:span><text:span text:style-name="T10">_formKey</text:span><text:span text:style-name="T22">.</text:span><text:span text:style-name="T10">currentState</text:span><text:span text:style-name="T22">;</text:span></text:p>
      <text:p text:style-name="P6"><text:s text:c="4"/><text:span text:style-name="T5">if</text:span><text:span text:style-name="T22">(</text:span><text:span text:style-name="T10">asuntoCtrl</text:span><text:span text:style-name="T22">.</text:span><text:span text:style-name="T10">text</text:span><text:span text:style-name="T22">==</text:span><text:span text:style-name="T13">""</text:span><text:span text:style-name="T22">) {</text:span></text:p>
      <text:p text:style-name="P6"><text:s text:c="6"/><text:span text:style-name="T10">mje</text:span><text:span text:style-name="T22">.muestraMensaje( </text:span><text:span text:style-name="T10">scaffoldKey</text:span><text:span text:style-name="T22">, </text:span><text:span text:style-name="T13">"Debe ingresar asunto..."</text:span><text:span text:style-name="T22">);</text:span></text:p>
      <text:p text:style-name="P6"><text:s text:c="6"/><text:span text:style-name="T5">return</text:span><text:span text:style-name="T22">;</text:span></text:p>
      <text:p text:style-name="P6"><text:s text:c="4"/><text:span text:style-name="T22">}</text:span></text:p>
      <text:p text:style-name="P6"><text:s text:c="4"/><text:span text:style-name="T5">if </text:span><text:span text:style-name="T22">(form.validate()) {</text:span></text:p>
      <text:p text:style-name="P6"><text:s text:c="6"/><text:span text:style-name="T22">form.save();</text:span></text:p>
      <text:p text:style-name="P6"><text:s text:c="6"/><text:span text:style-name="T22">_grabar();</text:span></text:p>
      <text:p text:style-name="P6"><text:s text:c="4"/><text:span text:style-name="T22">}</text:span></text:p>
      <text:p text:style-name="P6"><text:s text:c="2"/><text:span text:style-name="T22">}</text:span></text:p>
      <text:p text:style-name="P6"><text:s text:c="2"/><text:span text:style-name="T5">void </text:span><text:span text:style-name="T22">_grabar() {</text:span></text:p>
      <text:p text:style-name="P6"><text:s text:c="4"/><text:span text:style-name="T5">if</text:span><text:span text:style-name="T22">(</text:span><text:span text:style-name="T10">widget</text:span><text:span text:style-name="T22">.</text:span><text:span text:style-name="T10">dBkey</text:span><text:span text:style-name="T22">.</text:span><text:span text:style-name="T10">isEmpty</text:span><text:span text:style-name="T22">) dbInsertaRegistro(</text:span><text:span text:style-name="T10">dFrm</text:span><text:span text:style-name="T22">,</text:span><text:span text:style-name="T10">widget</text:span><text:span text:style-name="T22">.</text:span><text:span text:style-name="T10">nombreDB</text:span><text:span text:style-name="T22">) ;</text:span></text:p>
      <text:p text:style-name="P6"><text:s text:c="4"/><text:span text:style-name="T5">else </text:span><text:span text:style-name="T22">dbModificaAgenda(</text:span><text:span text:style-name="T10">dFrm</text:span><text:span text:style-name="T22">,</text:span><text:span text:style-name="T10">widget</text:span><text:span text:style-name="T22">.</text:span><text:span text:style-name="T10">nombreDB</text:span><text:span text:style-name="T22">,</text:span><text:span text:style-name="T10">widget</text:span><text:span text:style-name="T22">.</text:span><text:span text:style-name="T10">dBkey</text:span><text:span text:style-name="T22">);</text:span></text:p>
      <text:p text:style-name="P6"><text:s text:c="4"/><text:span text:style-name="T22">Navigator.</text:span><text:span text:style-name="T23">of</text:span><text:span text:style-name="T22">(</text:span><text:span text:style-name="T10">context</text:span><text:span text:style-name="T22">).pop(</text:span><text:span text:style-name="T5">true</text:span><text:span text:style-name="T22">);</text:span></text:p>
      <text:p text:style-name="P6"><text:s text:c="4"/><text:span text:style-name="T22">}</text:span></text:p>
      <text:p text:style-name="P6"><text:s text:c="2"/><text:span text:style-name="T22">Table miTabla() {</text:span></text:p>
      <text:p text:style-name="P6"><text:s text:c="6"/><text:span text:style-name="T5">return new </text:span><text:span text:style-name="T22">Table(</text:span></text:p>
      <text:p text:style-name="P6"><text:s text:c="8"/><text:span text:style-name="T17">/*</text:span></text:p>
      <text:p text:style-name="P15"><text:s text:c="8"/><text:span text:style-name="T23">border: new TableBorder(</text:span></text:p>
      <text:p text:style-name="P15"><text:s text:c="12"/><text:span text:style-name="T23">horizontalInside: new BorderSide(color: Colors.grey[200], width: 0.5)</text:span></text:p>
      <text:p text:style-name="P15"><text:s text:c="8"/><text:span text:style-name="T23">),</text:span></text:p>
      <text:p text:style-name="P15"><text:s text:c="8"/><text:span text:style-name="T23">*/</text:span></text:p>
      <text:p text:style-name="P6"><text:span text:style-name="T15"><text:s text:c="10"/></text:span><text:span text:style-name="T22">defaultVerticalAlignment: TableCellVerticalAlignment.</text:span><text:span text:style-name="T10">middle</text:span><text:span text:style-name="T22">,</text:span></text:p>
      <text:p text:style-name="P6"><text:s text:c="10"/><text:span text:style-name="T22">children: &lt;TableRow&gt;[</text:span></text:p>
      <text:p text:style-name="P6"><text:s text:c="12"/><text:span text:style-name="T5">new </text:span><text:span text:style-name="T22">TableRow(</text:span></text:p>
      <text:p text:style-name="P6"><text:s text:c="16"/><text:span text:style-name="T22">children: &lt;Widget&gt;[</text:span></text:p>
      <text:p text:style-name="P6"><text:s text:c="18"/><text:span text:style-name="T5">new </text:span><text:span text:style-name="T22">Text(</text:span><text:span text:style-name="T13">"Donde:"</text:span><text:span text:style-name="T22">),</text:span></text:p>
      <text:p text:style-name="P6"><text:s text:c="18"/><text:span text:style-name="T5">new </text:span><text:span text:style-name="T22">Combo(</text:span></text:p>
      <text:p text:style-name="P6"><text:s text:c="20"/><text:span text:style-name="T22">lCosas: </text:span><text:span text:style-name="T10">sop</text:span><text:span text:style-name="T22">.doyDonde(),</text:span></text:p>
      <text:p text:style-name="P6"><text:soft-page-break/><text:s text:c="22"/><text:span text:style-name="T22">primerValor: </text:span><text:span text:style-name="T10">dFrm</text:span><text:span text:style-name="T22">.</text:span><text:span text:style-name="T10">donde</text:span><text:span text:style-name="T22">,</text:span></text:p>
      <text:p text:style-name="P6"><text:s text:c="22"/><text:span text:style-name="T22">onGetDD: (String value) {</text:span></text:p>
      <text:p text:style-name="P6"><text:s text:c="22"/><text:span text:style-name="T22">setState(() {</text:span></text:p>
      <text:p text:style-name="P6"><text:s text:c="24"/><text:span text:style-name="T10">dFrm</text:span><text:span text:style-name="T22">.</text:span><text:span text:style-name="T10">donde </text:span><text:span text:style-name="T22">= value;</text:span></text:p>
      <text:p text:style-name="P6"><text:s text:c="22"/><text:span text:style-name="T22">});</text:span></text:p>
      <text:p text:style-name="P6"><text:s text:c="20"/><text:span text:style-name="T22">},</text:span></text:p>
      <text:p text:style-name="P6"><text:s text:c="18"/><text:span text:style-name="T22">), </text:span><text:span text:style-name="T17">//Donde</text:span></text:p>
      <text:p text:style-name="P6"><text:span text:style-name="T15"><text:s text:c="16"/></text:span><text:span text:style-name="T22">]</text:span></text:p>
      <text:p text:style-name="P6"><text:s text:c="12"/><text:span text:style-name="T22">), </text:span><text:span text:style-name="T17">//donde</text:span></text:p>
      <text:p text:style-name="P6"><text:span text:style-name="T15"><text:s text:c="12"/></text:span><text:span text:style-name="T5">new </text:span><text:span text:style-name="T22">TableRow(</text:span></text:p>
      <text:p text:style-name="P6"><text:s text:c="16"/><text:span text:style-name="T22">children: &lt;Widget&gt;[</text:span></text:p>
      <text:p text:style-name="P6"><text:s text:c="18"/><text:span text:style-name="T5">new </text:span><text:span text:style-name="T22">Text(</text:span><text:span text:style-name="T13">"Que:"</text:span><text:span text:style-name="T22">),</text:span></text:p>
      <text:p text:style-name="P6"><text:s text:c="18"/><text:span text:style-name="T5">new </text:span><text:span text:style-name="T22">Combo(</text:span></text:p>
      <text:p text:style-name="P6"><text:s text:c="20"/><text:span text:style-name="T22">lCosas: </text:span><text:span text:style-name="T10">sop</text:span><text:span text:style-name="T22">.doyQue(),</text:span></text:p>
      <text:p text:style-name="P6"><text:s text:c="20"/><text:span text:style-name="T22">primerValor: </text:span><text:span text:style-name="T10">dFrm</text:span><text:span text:style-name="T22">.</text:span><text:span text:style-name="T10">que</text:span><text:span text:style-name="T22">,</text:span></text:p>
      <text:p text:style-name="P6"><text:s text:c="20"/><text:span text:style-name="T22">onGetDD: (String value) {</text:span></text:p>
      <text:p text:style-name="P6"><text:s text:c="22"/><text:span text:style-name="T22">setState(() {</text:span></text:p>
      <text:p text:style-name="P6"><text:s text:c="24"/><text:span text:style-name="T10">dFrm</text:span><text:span text:style-name="T22">.</text:span><text:span text:style-name="T10">que </text:span><text:span text:style-name="T22">= value;</text:span></text:p>
      <text:p text:style-name="P6"><text:s text:c="22"/><text:span text:style-name="T22">});</text:span></text:p>
      <text:p text:style-name="P6"><text:s text:c="20"/><text:span text:style-name="T22">},</text:span></text:p>
      <text:p text:style-name="P6"><text:s text:c="18"/><text:span text:style-name="T22">),</text:span></text:p>
      <text:p text:style-name="P6"><text:s text:c="16"/><text:span text:style-name="T22">] </text:span><text:span text:style-name="T17">//que</text:span></text:p>
      <text:p text:style-name="P6"><text:span text:style-name="T15"><text:s text:c="12"/></text:span><text:span text:style-name="T22">),</text:span><text:span text:style-name="T17">//que</text:span></text:p>
      <text:p text:style-name="P6"><text:span text:style-name="T15"><text:s text:c="12"/></text:span><text:span text:style-name="T5">new </text:span><text:span text:style-name="T22">TableRow(</text:span></text:p>
      <text:p text:style-name="P6"><text:s text:c="16"/><text:span text:style-name="T22">children: [</text:span></text:p>
      <text:p text:style-name="P6"><text:s text:c="18"/><text:span text:style-name="T5">new </text:span><text:span text:style-name="T22">Text(</text:span><text:span text:style-name="T13">"Quién:"</text:span><text:span text:style-name="T22">),</text:span></text:p>
      <text:p text:style-name="P6"><text:s text:c="18"/><text:span text:style-name="T5">new </text:span><text:span text:style-name="T22">Combo(</text:span></text:p>
      <text:p text:style-name="P6"><text:s text:c="20"/><text:span text:style-name="T22">lCosas: </text:span><text:span text:style-name="T10">sop</text:span><text:span text:style-name="T22">.doyQuien(),</text:span></text:p>
      <text:p text:style-name="P6"><text:s text:c="20"/><text:span text:style-name="T22">primerValor: </text:span><text:span text:style-name="T10">dFrm</text:span><text:span text:style-name="T22">.</text:span><text:span text:style-name="T10">quien</text:span><text:span text:style-name="T22">,</text:span></text:p>
      <text:p text:style-name="P6"><text:s text:c="20"/><text:span text:style-name="T22">onGetDD: (String value) {</text:span></text:p>
      <text:p text:style-name="P6"><text:s text:c="22"/><text:span text:style-name="T22">setState(() {</text:span></text:p>
      <text:p text:style-name="P6"><text:s text:c="24"/><text:span text:style-name="T10">dFrm</text:span><text:span text:style-name="T22">.</text:span><text:span text:style-name="T10">quien </text:span><text:span text:style-name="T22">= value;</text:span></text:p>
      <text:p text:style-name="P6"><text:s text:c="22"/><text:span text:style-name="T22">});</text:span></text:p>
      <text:p text:style-name="P6"><text:s text:c="20"/><text:span text:style-name="T22">},</text:span></text:p>
      <text:p text:style-name="P6"><text:s text:c="18"/><text:span text:style-name="T22">), </text:span><text:span text:style-name="T17">//quien</text:span></text:p>
      <text:p text:style-name="P6"><text:span text:style-name="T15"><text:s text:c="16"/></text:span><text:span text:style-name="T22">]</text:span></text:p>
      <text:p text:style-name="P6"><text:s text:c="12"/><text:span text:style-name="T22">), </text:span><text:span text:style-name="T17">//quien</text:span></text:p>
      <text:p text:style-name="P6"><text:span text:style-name="T15"><text:s text:c="10"/></text:span><text:span text:style-name="T22">]</text:span></text:p>
      <text:p text:style-name="P6"><text:s text:c="6"/><text:span text:style-name="T22">);</text:span></text:p>
      <text:p text:style-name="P6"><text:s text:c="4"/><text:span text:style-name="T22">}</text:span></text:p>
      <text:p text:style-name="P6"><text:s text:c="2"/><text:span text:style-name="T22">Row radio() {</text:span></text:p>
      <text:p text:style-name="P6"><text:s text:c="6"/><text:span text:style-name="T5">return new </text:span><text:span text:style-name="T22">Row(</text:span></text:p>
      <text:p text:style-name="P6"><text:s text:c="8"/><text:span text:style-name="T22">mainAxisAlignment: MainAxisAlignment.</text:span><text:span text:style-name="T10">spaceBetween</text:span><text:span text:style-name="T22">,</text:span></text:p>
      <text:p text:style-name="P6"><text:s text:c="8"/><text:span text:style-name="T22">children: &lt;Widget&gt;[</text:span></text:p>
      <text:p text:style-name="P6"><text:s text:c="10"/><text:span text:style-name="T5">new </text:span><text:span text:style-name="T22">Radio(</text:span></text:p>
      <text:p text:style-name="P6"><text:s text:c="14"/><text:span text:style-name="T22">value: </text:span><text:span text:style-name="T19">0</text:span><text:span text:style-name="T22">,</text:span></text:p>
      <text:p text:style-name="P6"><text:s text:c="14"/><text:span text:style-name="T22">groupValue: </text:span><text:span text:style-name="T10">dFrm</text:span><text:span text:style-name="T22">.</text:span><text:span text:style-name="T10">vencida</text:span><text:span text:style-name="T22">,</text:span></text:p>
      <text:p text:style-name="P6"><text:s text:c="14"/><text:span text:style-name="T22">onChanged: (int data) {</text:span></text:p>
      <text:p text:style-name="P6"><text:s text:c="16"/><text:span text:style-name="T22">setState(() {</text:span></text:p>
      <text:p text:style-name="P6"><text:s text:c="18"/><text:span text:style-name="T10">dFrm</text:span><text:span text:style-name="T22">.</text:span><text:span text:style-name="T10">vencida </text:span><text:span text:style-name="T22">= data;</text:span></text:p>
      <text:p text:style-name="P6"><text:s text:c="16"/><text:span text:style-name="T22">});</text:span></text:p>
      <text:p text:style-name="P6"><text:s text:c="14"/><text:span text:style-name="T22">}</text:span></text:p>
      <text:p text:style-name="P6"><text:s text:c="10"/><text:span text:style-name="T22">),</text:span></text:p>
      <text:p text:style-name="P6"><text:soft-page-break/><text:s text:c="10"/><text:span text:style-name="T5">new </text:span><text:span text:style-name="T22">Text(</text:span><text:span text:style-name="T13">'Pendiente'</text:span><text:span text:style-name="T22">),</text:span></text:p>
      <text:p text:style-name="P6"><text:s text:c="10"/><text:span text:style-name="T5">new </text:span><text:span text:style-name="T22">Radio(</text:span></text:p>
      <text:p text:style-name="P6"><text:s text:c="14"/><text:span text:style-name="T22">value: </text:span><text:span text:style-name="T19">1</text:span><text:span text:style-name="T22">,</text:span></text:p>
      <text:p text:style-name="P6"><text:s text:c="14"/><text:span text:style-name="T22">groupValue: </text:span><text:span text:style-name="T10">dFrm</text:span><text:span text:style-name="T22">.</text:span><text:span text:style-name="T10">vencida</text:span><text:span text:style-name="T22">,</text:span></text:p>
      <text:p text:style-name="P6"><text:s text:c="14"/><text:span text:style-name="T22">onChanged: (int data) {</text:span></text:p>
      <text:p text:style-name="P6"><text:s text:c="16"/><text:span text:style-name="T22">setState(() {</text:span></text:p>
      <text:p text:style-name="P6"><text:s text:c="18"/><text:span text:style-name="T10">dFrm</text:span><text:span text:style-name="T22">.</text:span><text:span text:style-name="T10">vencida </text:span><text:span text:style-name="T22">= data;</text:span></text:p>
      <text:p text:style-name="P6"><text:s text:c="16"/><text:span text:style-name="T22">});</text:span></text:p>
      <text:p text:style-name="P6"><text:s text:c="14"/><text:span text:style-name="T22">}</text:span></text:p>
      <text:p text:style-name="P6"><text:s text:c="10"/><text:span text:style-name="T22">),</text:span></text:p>
      <text:p text:style-name="P6"><text:s text:c="10"/><text:span text:style-name="T5">new </text:span><text:span text:style-name="T22">Text(</text:span><text:span text:style-name="T13">'Listo'</text:span><text:span text:style-name="T22">),</text:span></text:p>
      <text:p text:style-name="P6"><text:s text:c="10"/><text:span text:style-name="T5">new </text:span><text:span text:style-name="T22">Radio(</text:span></text:p>
      <text:p text:style-name="P6"><text:s text:c="14"/><text:span text:style-name="T22">value: </text:span><text:span text:style-name="T19">2</text:span><text:span text:style-name="T22">,</text:span></text:p>
      <text:p text:style-name="P6"><text:s text:c="14"/><text:span text:style-name="T22">groupValue: </text:span><text:span text:style-name="T10">dFrm</text:span><text:span text:style-name="T22">.</text:span><text:span text:style-name="T10">vencida</text:span><text:span text:style-name="T22">,</text:span></text:p>
      <text:p text:style-name="P6"><text:s text:c="14"/><text:span text:style-name="T22">onChanged: (int data) {</text:span></text:p>
      <text:p text:style-name="P6"><text:s text:c="16"/><text:span text:style-name="T22">setState(() {</text:span></text:p>
      <text:p text:style-name="P6"><text:s text:c="18"/><text:span text:style-name="T10">dFrm</text:span><text:span text:style-name="T22">.</text:span><text:span text:style-name="T10">vencida </text:span><text:span text:style-name="T22">= data;</text:span></text:p>
      <text:p text:style-name="P6"><text:s text:c="16"/><text:span text:style-name="T22">});</text:span></text:p>
      <text:p text:style-name="P6"><text:s text:c="14"/><text:span text:style-name="T22">}</text:span></text:p>
      <text:p text:style-name="P6"><text:s text:c="10"/><text:span text:style-name="T22">),</text:span></text:p>
      <text:p text:style-name="P6"><text:s text:c="10"/><text:span text:style-name="T5">new </text:span><text:span text:style-name="T22">Text(</text:span><text:span text:style-name="T13">'Vencida'</text:span><text:span text:style-name="T22">),</text:span></text:p>
      <text:p text:style-name="P6"><text:s text:c="8"/><text:span text:style-name="T22">],</text:span></text:p>
      <text:p text:style-name="P6"><text:s text:c="6"/><text:span text:style-name="T22">);</text:span></text:p>
      <text:p text:style-name="P6"><text:s text:c="4"/><text:span text:style-name="T22">}</text:span></text:p>
      <text:p text:style-name="P6"><text:s text:c="4"/><text:span text:style-name="T8">@override</text:span></text:p>
      <text:p text:style-name="P6"><text:span text:style-name="T7"><text:s text:c="4"/></text:span><text:span text:style-name="T22">Widget build(BuildContext context) {</text:span></text:p>
      <text:p text:style-name="P6"><text:s text:c="6"/><text:span text:style-name="T10">asuntoCtrl</text:span><text:span text:style-name="T22">.</text:span><text:span text:style-name="T10">text</text:span><text:span text:style-name="T22">=</text:span><text:span text:style-name="T10">dFrm</text:span><text:span text:style-name="T22">.</text:span><text:span text:style-name="T10">asunto</text:span><text:span text:style-name="T22">;</text:span></text:p>
      <text:p text:style-name="P6"><text:s text:c="6"/><text:span text:style-name="T10">notaCtrl</text:span><text:span text:style-name="T22">.</text:span><text:span text:style-name="T10">text</text:span><text:span text:style-name="T22">=</text:span><text:span text:style-name="T10">dFrm</text:span><text:span text:style-name="T22">.</text:span><text:span text:style-name="T10">nota</text:span><text:span text:style-name="T22">;</text:span></text:p>
      <text:p text:style-name="P6"><text:s text:c="6"/><text:span text:style-name="T10">fechaCtrl</text:span><text:span text:style-name="T22">.</text:span><text:span text:style-name="T10">text </text:span><text:span text:style-name="T22">= formateoFechaL(</text:span><text:span text:style-name="T10">dFrm</text:span><text:span text:style-name="T22">.</text:span><text:span text:style-name="T10">cuando</text:span><text:span text:style-name="T22">);</text:span></text:p>
      <text:p text:style-name="P6"><text:s text:c="6"/><text:span text:style-name="T5">return new </text:span><text:span text:style-name="T22">Scaffold(</text:span></text:p>
      <text:p text:style-name="P6"><text:s text:c="8"/><text:span text:style-name="T22">key:</text:span><text:span text:style-name="T10">scaffoldKey</text:span><text:span text:style-name="T22">,</text:span></text:p>
      <text:p text:style-name="P6"><text:s text:c="8"/><text:span text:style-name="T22">appBar: </text:span><text:span text:style-name="T5">new </text:span><text:span text:style-name="T22">AppBar(</text:span></text:p>
      <text:p text:style-name="P6"><text:s text:c="10"/><text:span text:style-name="T22">title: </text:span><text:span text:style-name="T5">new </text:span><text:span text:style-name="T22">Center(child: Text(</text:span><text:span text:style-name="T13">'Editar'</text:span><text:span text:style-name="T22">))</text:span></text:p>
      <text:p text:style-name="P6"><text:s text:c="8"/><text:span text:style-name="T22">),</text:span></text:p>
      <text:p text:style-name="P6"><text:s text:c="8"/><text:span text:style-name="T22">body: !</text:span><text:span text:style-name="T10">lecturacompleta</text:span><text:span text:style-name="T22">?</text:span><text:span text:style-name="T10">mje</text:span><text:span text:style-name="T22">.simpleCentrado(context, </text:span><text:span text:style-name="T13">"Esperando servidor..."</text:span><text:span text:style-name="T22">):</text:span></text:p>
      <text:p text:style-name="P6"><text:s text:c="8"/><text:span text:style-name="T5">new </text:span><text:span text:style-name="T22">SafeArea(</text:span></text:p>
      <text:p text:style-name="P6"><text:s text:c="12"/><text:span text:style-name="T22">top: </text:span><text:span text:style-name="T5">false</text:span><text:span text:style-name="T22">,</text:span></text:p>
      <text:p text:style-name="P6"><text:s text:c="12"/><text:span text:style-name="T22">bottom: </text:span><text:span text:style-name="T5">false</text:span><text:span text:style-name="T22">,</text:span></text:p>
      <text:p text:style-name="P6"><text:s text:c="12"/><text:span text:style-name="T22">minimum:</text:span><text:span text:style-name="T5">const </text:span><text:span text:style-name="T22">EdgeInsets.only(top:</text:span><text:span text:style-name="T19">10.0</text:span><text:span text:style-name="T22">,left: </text:span><text:span text:style-name="T19">10.0</text:span><text:span text:style-name="T22">,right:</text:span><text:span text:style-name="T19">10.0</text:span><text:span text:style-name="T22">,bottom: </text:span><text:span text:style-name="T19">10.0</text:span><text:span text:style-name="T22">),</text:span></text:p>
      <text:p text:style-name="P6"><text:s text:c="12"/><text:span text:style-name="T22">child: </text:span><text:span text:style-name="T5">new </text:span><text:span text:style-name="T22">Container(</text:span></text:p>
      <text:p text:style-name="P6"><text:s text:c="14"/><text:span text:style-name="T22">decoration: </text:span><text:span text:style-name="T5">new </text:span><text:span text:style-name="T22">BoxDecoration(</text:span></text:p>
      <text:p text:style-name="P6"><text:s text:c="16"/><text:span text:style-name="T22">border: </text:span><text:span text:style-name="T5">new </text:span><text:span text:style-name="T22">Border.all(width: </text:span><text:span text:style-name="T19">10.0</text:span><text:span text:style-name="T22">, color: Colors.</text:span><text:span text:style-name="T11">black38</text:span><text:span text:style-name="T22">),</text:span></text:p>
      <text:p text:style-name="P6"><text:s text:c="16"/><text:span text:style-name="T22">borderRadius:</text:span><text:span text:style-name="T5">const </text:span><text:span text:style-name="T22">BorderRadius.all(</text:span><text:span text:style-name="T5">const </text:span><text:span text:style-name="T22">Radius.circular(</text:span><text:span text:style-name="T19">8.0</text:span><text:span text:style-name="T22">)),</text:span></text:p>
      <text:p text:style-name="P6"><text:s text:c="14"/><text:span text:style-name="T22">),</text:span></text:p>
      <text:p text:style-name="P6"><text:s text:c="14"/><text:span text:style-name="T22">child:</text:span><text:span text:style-name="T5">new </text:span><text:span text:style-name="T22">Form(</text:span></text:p>
      <text:p text:style-name="P6"><text:s text:c="16"/><text:span text:style-name="T22">key: </text:span><text:span text:style-name="T10">_formKey</text:span><text:span text:style-name="T22">,</text:span></text:p>
      <text:p text:style-name="P6"><text:s text:c="16"/><text:span text:style-name="T22">autovalidate: </text:span><text:span text:style-name="T5">true</text:span><text:span text:style-name="T22">,</text:span></text:p>
      <text:p text:style-name="P6"><text:s text:c="16"/><text:span text:style-name="T22">onWillPop: willPop,</text:span></text:p>
      <text:p text:style-name="P6"><text:s text:c="16"/><text:span text:style-name="T22">child: </text:span><text:span text:style-name="T5">new </text:span><text:span text:style-name="T22">ListView(</text:span></text:p>
      <text:p text:style-name="P6"><text:soft-page-break/><text:s text:c="18"/><text:span text:style-name="T22">padding: </text:span><text:span text:style-name="T5">const </text:span><text:span text:style-name="T22">EdgeInsets.symmetric(horizontal: </text:span><text:span text:style-name="T19">16.0</text:span><text:span text:style-name="T22">),</text:span></text:p>
      <text:p text:style-name="P6"><text:s text:c="18"/><text:span text:style-name="T22">children: &lt;Widget&gt;[</text:span></text:p>
      <text:p text:style-name="P6"><text:s text:c="20"/><text:span text:style-name="T5">new </text:span><text:span text:style-name="T22">FechaCalendario(</text:span></text:p>
      <text:p text:style-name="P6"><text:s text:c="22"/><text:span text:style-name="T22">context: context,</text:span></text:p>
      <text:p text:style-name="P6"><text:s text:c="22"/><text:span text:style-name="T22">fechaOk: (DateTime dtFec) {</text:span></text:p>
      <text:p text:style-name="P6"><text:s text:c="24"/><text:span text:style-name="T10">fechaCtrl</text:span><text:span text:style-name="T22">.</text:span><text:span text:style-name="T10">text </text:span><text:span text:style-name="T22">= formateoFechaL(dtFec);</text:span></text:p>
      <text:p text:style-name="P6"><text:s text:c="24"/><text:span text:style-name="T10">dFrm</text:span><text:span text:style-name="T22">.</text:span><text:span text:style-name="T10">cuando </text:span><text:span text:style-name="T22">= dtFec;</text:span></text:p>
      <text:p text:style-name="P6"><text:s text:c="22"/><text:span text:style-name="T22">},</text:span></text:p>
      <text:p text:style-name="P6"><text:s text:c="22"/><text:span text:style-name="T22">fechaDesde: </text:span><text:span text:style-name="T5">new </text:span><text:span text:style-name="T22">DateTime(</text:span><text:span text:style-name="T19">2018</text:span><text:span text:style-name="T22">, </text:span><text:span text:style-name="T19">08</text:span><text:span text:style-name="T22">, </text:span><text:span text:style-name="T19">01</text:span><text:span text:style-name="T22">),</text:span></text:p>
      <text:p text:style-name="P6"><text:s text:c="22"/><text:span text:style-name="T22">fechaHasta: </text:span><text:span text:style-name="T5">new </text:span><text:span text:style-name="T22">DateTime(</text:span><text:span text:style-name="T19">2030</text:span><text:span text:style-name="T22">, </text:span><text:span text:style-name="T19">12</text:span><text:span text:style-name="T22">, </text:span><text:span text:style-name="T19">31</text:span><text:span text:style-name="T22">),</text:span></text:p>
      <text:p text:style-name="P6"><text:s text:c="22"/><text:span text:style-name="T22">ctrlFecha: </text:span><text:span text:style-name="T10">fechaCtrl</text:span><text:span text:style-name="T22">,</text:span></text:p>
      <text:p text:style-name="P6"><text:s text:c="22"/><text:span text:style-name="T22">hinText: </text:span><text:span text:style-name="T13">"Fecha"</text:span><text:span text:style-name="T22">,</text:span></text:p>
      <text:p text:style-name="P6"><text:s text:c="22"/><text:span text:style-name="T22">labelText: </text:span><text:span text:style-name="T13">"F.de.compromiso:"</text:span><text:span text:style-name="T22">,</text:span></text:p>
      <text:p text:style-name="P6"><text:s text:c="20"/><text:span text:style-name="T22">),</text:span></text:p>
      <text:p text:style-name="P6"><text:s text:c="20"/><text:span text:style-name="T22">miTabla(),</text:span></text:p>
      <text:p text:style-name="P6"><text:s text:c="20"/><text:span text:style-name="T5">new </text:span><text:span text:style-name="T22">TextField(</text:span></text:p>
      <text:p text:style-name="P6"><text:s text:c="22"/><text:span text:style-name="T22">decoration: </text:span><text:span text:style-name="T5">const </text:span><text:span text:style-name="T22">InputDecoration(</text:span></text:p>
      <text:p text:style-name="P6"><text:s text:c="24"/><text:span text:style-name="T17">//border: const UnderlineInputBorder(),</text:span></text:p>
      <text:p text:style-name="P15"><text:s text:c="24"/><text:span text:style-name="T23">// filled: true,</text:span></text:p>
      <text:p text:style-name="P15"><text:s text:c="24"/><text:span text:style-name="T23">// icon: const Icon(Icons.announcement),</text:span></text:p>
      <text:p text:style-name="P6"><text:span text:style-name="T15"><text:s text:c="24"/></text:span><text:span text:style-name="T22">hintText: </text:span><text:span text:style-name="T13">'Cual es el asunto?'</text:span><text:span text:style-name="T22">,</text:span></text:p>
      <text:p text:style-name="P6"><text:s text:c="24"/><text:span text:style-name="T22">labelText: </text:span><text:span text:style-name="T13">'Asunto'</text:span><text:span text:style-name="T22">,</text:span></text:p>
      <text:p text:style-name="P6"><text:s text:c="22"/><text:span text:style-name="T22">),</text:span></text:p>
      <text:p text:style-name="P6"><text:s text:c="22"/><text:span text:style-name="T22">controller: </text:span><text:span text:style-name="T10">asuntoCtrl</text:span><text:span text:style-name="T22">,</text:span></text:p>
      <text:p text:style-name="P6"><text:s text:c="22"/><text:span text:style-name="T22">keyboardType: TextInputType.</text:span><text:span text:style-name="T11">text</text:span><text:span text:style-name="T22">,</text:span></text:p>
      <text:p text:style-name="P6"><text:s text:c="22"/><text:span text:style-name="T22">onChanged: (String texto) {</text:span></text:p>
      <text:p text:style-name="P6"><text:s text:c="24"/><text:span text:style-name="T10">dFrm</text:span><text:span text:style-name="T22">.</text:span><text:span text:style-name="T10">asunto </text:span><text:span text:style-name="T22">= texto;</text:span></text:p>
      <text:p text:style-name="P6"><text:s text:c="22"/><text:span text:style-name="T22">},</text:span></text:p>
      <text:p text:style-name="P6"><text:s text:c="20"/><text:span text:style-name="T22">),</text:span></text:p>
      <text:p text:style-name="P6"><text:s text:c="20"/><text:span text:style-name="T5">new </text:span><text:span text:style-name="T22">TextField(</text:span></text:p>
      <text:p text:style-name="P6"><text:s text:c="22"/><text:span text:style-name="T22">decoration: </text:span><text:span text:style-name="T5">const </text:span><text:span text:style-name="T22">InputDecoration(</text:span></text:p>
      <text:p text:style-name="P6"><text:s text:c="24"/><text:span text:style-name="T17">//border: const UnderlineInputBorder(),</text:span></text:p>
      <text:p text:style-name="P15"><text:s text:c="24"/><text:span text:style-name="T23">// filled: true,</text:span></text:p>
      <text:p text:style-name="P15"><text:s text:c="24"/><text:span text:style-name="T23">// icon: const Icon(Icons.announcement),</text:span></text:p>
      <text:p text:style-name="P6"><text:span text:style-name="T15"><text:s text:c="24"/></text:span><text:span text:style-name="T22">hintText: </text:span><text:span text:style-name="T13">'Ingrese una nota?'</text:span><text:span text:style-name="T22">,</text:span></text:p>
      <text:p text:style-name="P6"><text:s text:c="24"/><text:span text:style-name="T22">labelText: </text:span><text:span text:style-name="T13">'Nota'</text:span><text:span text:style-name="T22">,</text:span></text:p>
      <text:p text:style-name="P6"><text:s text:c="22"/><text:span text:style-name="T22">),</text:span></text:p>
      <text:p text:style-name="P6"><text:s text:c="22"/><text:span text:style-name="T22">controller: </text:span><text:span text:style-name="T10">notaCtrl</text:span><text:span text:style-name="T22">,</text:span></text:p>
      <text:p text:style-name="P6"><text:s text:c="22"/><text:span text:style-name="T22">maxLines: </text:span><text:span text:style-name="T19">3</text:span><text:span text:style-name="T22">,</text:span></text:p>
      <text:p text:style-name="P6"><text:s text:c="22"/><text:span text:style-name="T22">keyboardType: TextInputType.</text:span><text:span text:style-name="T11">text</text:span><text:span text:style-name="T22">,</text:span></text:p>
      <text:p text:style-name="P6"><text:s text:c="22"/><text:span text:style-name="T22">onChanged: (String texto) {</text:span></text:p>
      <text:p text:style-name="P6"><text:s text:c="24"/><text:span text:style-name="T10">dFrm</text:span><text:span text:style-name="T22">.</text:span><text:span text:style-name="T10">nota </text:span><text:span text:style-name="T22">= texto;</text:span></text:p>
      <text:p text:style-name="P6"><text:s text:c="22"/><text:span text:style-name="T22">},</text:span></text:p>
      <text:p text:style-name="P6"><text:s text:c="20"/><text:span text:style-name="T22">),</text:span></text:p>
      <text:p text:style-name="P6"><text:s text:c="20"/><text:span text:style-name="T22">radio(),</text:span></text:p>
      <text:p text:style-name="P6"><text:s text:c="20"/><text:span text:style-name="T5">new </text:span><text:span text:style-name="T22">Container(</text:span></text:p>
      <text:p text:style-name="P6"><text:s text:c="24"/><text:span text:style-name="T22">padding:</text:span><text:span text:style-name="T5">const </text:span><text:span text:style-name="T22">EdgeInsets.only(top:</text:span><text:span text:style-name="T19">25.0</text:span><text:span text:style-name="T22">),</text:span></text:p>
      <text:p text:style-name="P6"><text:s text:c="23"/><text:span text:style-name="T22">child: </text:span><text:span text:style-name="T5">new </text:span><text:span text:style-name="T22">RaisedButton(</text:span></text:p>
      <text:p text:style-name="P6"><text:s text:c="28"/><text:span text:style-name="T22">child: </text:span><text:span text:style-name="T5">const </text:span><text:span text:style-name="T22">Text(</text:span><text:span text:style-name="T13">'Grabar'</text:span><text:span text:style-name="T22">),</text:span></text:p>
      <text:p text:style-name="P6"><text:s text:c="28"/><text:span text:style-name="T22">onPressed: () {</text:span></text:p>
      <text:p text:style-name="P6"><text:s text:c="30"/><text:span text:style-name="T22">_submit();</text:span></text:p>
      <text:p text:style-name="P6"><text:s text:c="28"/><text:span text:style-name="T22">}</text:span></text:p>
      <text:p text:style-name="P6"><text:s text:c="24"/><text:span text:style-name="T22">)),</text:span></text:p>
      <text:p text:style-name="P6"><text:soft-page-break/><text:s text:c="18"/><text:span text:style-name="T22">],</text:span></text:p>
      <text:p text:style-name="P6"><text:s text:c="16"/><text:span text:style-name="T22">)),</text:span></text:p>
      <text:p text:style-name="P6"><text:s text:c="6"/><text:span text:style-name="T22">)));</text:span></text:p>
      <text:p text:style-name="P6"><text:s text:c="4"/><text:span text:style-name="T22">}</text:span></text:p>
      <text:p text:style-name="P16"><text:s text:c="2"/><text:span text:style-name="T22">}</text:span></text:p>
      <text:p text:style-name="P11"><text:span text:style-name="T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2" svg:font-family="'Courier New'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7</text:page-number><text:span text:style-name="MT2"><text:s/>de </text:span><text:page-count style:num-format="1">7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20</meta:editing-cycles>
    <meta:creation-date>2018-03-07T12:45:00</meta:creation-date>
    <dc:date>2018-08-23T16:34:00.689000000</dc:date>
    <meta:editing-duration>PT10H16M54S</meta:editing-duration>
    <meta:generator>LibreOffice/6.0.4.2$Windows_X86_64 LibreOffice_project/9b0d9b32d5dcda91d2f1a96dc04c645c450872bf</meta:generator>
    <meta:document-statistic meta:table-count="0" meta:image-count="0" meta:object-count="0" meta:page-count="7" meta:paragraph-count="273" meta:word-count="631" meta:character-count="8661" meta:non-whitespace-character-count="499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